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2581DA6186F42B3F2D5.png" manifest:media-type="image/png"/>
  <manifest:file-entry manifest:full-path="Pictures/100002010000020E000003BE66044F2E544B59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4"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5"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6"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7"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8"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9" style:family="paragraph" style:parent-style-name="Standard">
      <style:text-properties fo:font-size="12pt" fo:font-weight="normal" officeooo:rsid="0017554b" officeooo:paragraph-rsid="001aef4d" style:font-size-asian="10.5pt" style:font-weight-asian="normal" style:font-size-complex="12pt" style:font-weight-complex="normal"/>
    </style:style>
    <style:style style:name="P10" style:family="paragraph" style:parent-style-name="Standard">
      <style:text-properties fo:font-size="12pt" fo:font-weight="normal" officeooo:rsid="001aef4d" officeooo:paragraph-rsid="001c8de8" style:font-size-asian="10.5pt" style:font-weight-asian="normal" style:font-size-complex="12pt" style:font-weight-complex="normal"/>
    </style:style>
    <style:style style:name="P11" style:family="paragraph" style:parent-style-name="Standard">
      <style:text-properties fo:font-size="12pt" fo:font-weight="normal" officeooo:rsid="001aef4d" officeooo:paragraph-rsid="001d6447" style:font-size-asian="10.5pt" style:font-weight-asian="normal" style:font-size-complex="12pt" style:font-weight-complex="normal"/>
    </style:style>
    <style:style style:name="P12" style:family="paragraph" style:parent-style-name="Standard">
      <style:text-properties fo:font-size="12pt" fo:font-weight="normal" officeooo:rsid="001aef4d" officeooo:paragraph-rsid="001f23f9" style:font-size-asian="10.5pt" style:font-weight-asian="normal" style:font-size-complex="12pt" style:font-weight-complex="normal"/>
    </style:style>
    <style:style style:name="P13" style:family="paragraph" style:parent-style-name="Standard">
      <style:text-properties fo:font-size="12pt" fo:font-weight="normal" officeooo:rsid="001aef4d" officeooo:paragraph-rsid="0026c3a1" style:font-size-asian="10.5pt" style:font-weight-asian="normal" style:font-size-complex="12pt" style:font-weight-complex="normal"/>
    </style:style>
    <style:style style:name="P14"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15"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16" style:family="paragraph" style:parent-style-name="Standard">
      <style:text-properties fo:font-size="12pt" fo:font-weight="normal" officeooo:rsid="0023fae5" officeooo:paragraph-rsid="0023fae5" style:font-size-asian="10.5pt" style:font-weight-asian="normal" style:font-size-complex="12pt" style:font-weight-complex="normal"/>
    </style:style>
    <style:style style:name="P17" style:family="paragraph" style:parent-style-name="Standard">
      <style:text-properties fo:font-size="12pt" fo:font-weight="normal" officeooo:rsid="00289fd2" officeooo:paragraph-rsid="00289fd2"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8pt" officeooo:rsid="002c6481" officeooo:paragraph-rsid="002c6481" style:font-size-asian="18pt" style:font-size-complex="18pt"/>
    </style:style>
    <style:style style:name="P19"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20"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21" style:family="paragraph" style:parent-style-name="Standard">
      <style:text-properties fo:font-size="12pt" fo:font-weight="normal" officeooo:rsid="0011bb9a" officeooo:paragraph-rsid="002c6481" style:font-size-asian="10.5pt" style:font-weight-asian="normal" style:font-size-complex="12pt" style:font-weight-complex="normal"/>
    </style:style>
    <style:style style:name="P22" style:family="paragraph" style:parent-style-name="Standard">
      <style:text-properties fo:font-size="12pt" fo:font-weight="normal" officeooo:rsid="002c6481" officeooo:paragraph-rsid="002c6481" style:font-size-asian="10.5pt" style:font-weight-asian="normal" style:font-size-complex="12pt" style:font-weight-complex="normal"/>
    </style:style>
    <style:style style:name="P23" style:family="paragraph" style:parent-style-name="Standard">
      <style:text-properties fo:font-size="12pt" fo:font-weight="normal" officeooo:rsid="002cddf0" officeooo:paragraph-rsid="002c6481" style:font-size-asian="10.5pt" style:font-weight-asian="normal" style:font-size-complex="12pt" style:font-weight-complex="normal"/>
    </style:style>
    <style:style style:name="P24" style:family="paragraph" style:parent-style-name="Standard">
      <style:text-properties fo:font-size="12pt" fo:font-weight="normal" officeooo:rsid="002cddf0" officeooo:paragraph-rsid="002cddf0" style:font-size-asian="10.5pt" style:font-weight-asian="normal" style:font-size-complex="12pt" style:font-weight-complex="normal"/>
    </style:style>
    <style:style style:name="P25" style:family="paragraph" style:parent-style-name="Standard">
      <style:text-properties fo:font-size="12pt" fo:font-weight="normal" officeooo:rsid="002d1d71" officeooo:paragraph-rsid="002d1d71" style:font-size-asian="10.5pt" style:font-weight-asian="normal" style:font-size-complex="12pt" style:font-weight-complex="normal"/>
    </style:style>
    <style:style style:name="P26" style:family="paragraph" style:parent-style-name="Standard">
      <style:text-properties fo:font-size="12pt" fo:font-weight="normal" officeooo:rsid="002f25d3" officeooo:paragraph-rsid="002fca78" style:font-size-asian="10.5pt" style:font-weight-asian="normal" style:font-size-complex="12pt" style:font-weight-complex="normal"/>
    </style:style>
    <style:style style:name="P27" style:family="paragraph" style:parent-style-name="Standard">
      <style:text-properties fo:font-size="12pt" fo:font-weight="normal" officeooo:rsid="002fd076" officeooo:paragraph-rsid="002fd076" style:font-size-asian="10.5pt" style:font-weight-asian="normal" style:font-size-complex="12pt" style:font-weight-complex="normal"/>
    </style:style>
    <style:style style:name="P28" style:family="paragraph" style:parent-style-name="Standard">
      <style:text-properties fo:font-size="12pt" fo:font-weight="normal" officeooo:rsid="00305e36" officeooo:paragraph-rsid="00305e36" style:font-size-asian="10.5pt" style:font-weight-asian="normal" style:font-size-complex="12pt" style:font-weight-complex="normal"/>
    </style:style>
    <style:style style:name="P29" style:family="paragraph" style:parent-style-name="Standard">
      <style:text-properties fo:font-size="12pt" fo:font-weight="normal" officeooo:rsid="0031d98d" officeooo:paragraph-rsid="0033bd25" style:font-size-asian="10.5pt" style:font-weight-asian="normal" style:font-size-complex="12pt" style:font-weight-complex="normal"/>
    </style:style>
    <style:style style:name="P30" style:family="paragraph" style:parent-style-name="Standard">
      <style:text-properties fo:font-size="12pt" fo:font-weight="normal" officeooo:rsid="0033bd25" officeooo:paragraph-rsid="0033bd25" style:font-size-asian="10.5pt" style:font-weight-asian="normal" style:font-size-complex="12pt" style:font-weight-complex="normal"/>
    </style:style>
    <style:style style:name="P31" style:family="paragraph" style:parent-style-name="Standard">
      <style:text-properties fo:font-size="12pt" fo:font-weight="normal" officeooo:paragraph-rsid="002f25d3"/>
    </style:style>
    <style:style style:name="T1" style:family="text">
      <style:text-properties officeooo:rsid="0011bb9a"/>
    </style:style>
    <style:style style:name="T2" style:family="text">
      <style:text-properties officeooo:rsid="00191899"/>
    </style:style>
    <style:style style:name="T3" style:family="text">
      <style:text-properties officeooo:rsid="001c8de8"/>
    </style:style>
    <style:style style:name="T4" style:family="text">
      <style:text-properties officeooo:rsid="001d6447"/>
    </style:style>
    <style:style style:name="T5" style:family="text">
      <style:text-properties officeooo:rsid="00234047"/>
    </style:style>
    <style:style style:name="T6" style:family="text">
      <style:text-properties officeooo:rsid="0023fae5"/>
    </style:style>
    <style:style style:name="T7" style:family="text">
      <style:text-properties officeooo:rsid="00289fd2"/>
    </style:style>
    <style:style style:name="T8" style:family="text">
      <style:text-properties officeooo:rsid="002a5799"/>
    </style:style>
    <style:style style:name="T9" style:family="text">
      <style:text-properties officeooo:rsid="002c6481"/>
    </style:style>
    <style:style style:name="T10" style:family="text">
      <style:text-properties officeooo:rsid="002cddf0"/>
    </style:style>
    <style:style style:name="T11" style:family="text">
      <style:text-properties officeooo:rsid="002d1d71"/>
    </style:style>
    <style:style style:name="T12" style:family="text">
      <style:text-properties officeooo:rsid="002e8a8c"/>
    </style:style>
    <style:style style:name="T13" style:family="text">
      <style:text-properties fo:font-variant="normal" fo:text-transform="none" fo:color="#222222" style:font-name="Roboto" fo:letter-spacing="normal" fo:font-style="normal"/>
    </style:style>
    <style:style style:name="T14" style:family="text">
      <style:text-properties fo:font-variant="normal" fo:text-transform="none" fo:color="#222222" style:font-name="Roboto" fo:letter-spacing="normal" fo:font-style="normal" officeooo:rsid="002d1d71" style:font-size-asian="10.5pt" style:font-weight-asian="normal" style:font-size-complex="12pt" style:font-weight-complex="normal"/>
    </style:style>
    <style:style style:name="T15" style:family="text">
      <style:text-properties officeooo:rsid="002d1d71" style:font-size-asian="10.5pt" style:font-weight-asian="normal" style:font-size-complex="12pt" style:font-weight-complex="normal"/>
    </style:style>
    <style:style style:name="T16" style:family="text">
      <style:text-properties officeooo:rsid="002f25d3" style:font-size-asian="10.5pt" style:font-weight-asian="normal" style:font-size-complex="12pt" style:font-weight-complex="normal"/>
    </style:style>
    <style:style style:name="T17" style:family="text">
      <style:text-properties officeooo:rsid="002fca78"/>
    </style:style>
    <style:style style:name="T18" style:family="text">
      <style:text-properties officeooo:rsid="00305e36"/>
    </style:style>
    <style:style style:name="T19" style:family="text">
      <style:text-properties officeooo:rsid="0031d98d"/>
    </style:style>
    <style:style style:name="T20" style:family="text">
      <style:text-properties officeooo:rsid="0033bd25"/>
    </style:style>
    <style:style style:name="T21" style:family="text">
      <style:text-properties officeooo:rsid="0033dff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9">5</text:span></text:p>
      <text:p text:style-name="P18">Manipulation</text:p>
      <text:p text:style-name="P3">Luke Doman</text:p>
      <text:p text:style-name="P3">Team 10</text:p>
      <text:p text:style-name="P1"/>
      <text:p text:style-name="P5">Introduction</text:p>
      <text:p text:style-name="P8">The goal of this assignment was to take all the skills we have <text:span text:style-name="T9">developed from </text:span>the previous assignments and put them to use in solving a more <text:span text:style-name="T9">complex</text:span> problem, <text:span text:style-name="T9">picking up a can with a two joint robotic manipulator</text:span>. <text:span text:style-name="T9">This </text:span>is the first time that we <text:span text:style-name="T9">diverge from using a mobile platform</text:span> <text:span text:style-name="T9">for our robot’s </text:span>hardware design. We know some information th<text:span text:style-name="T9">at</text:span> <text:span text:style-name="T9">will </text:span>assist us with this task, such <text:span text:style-name="T9">as that the soda cans will be placed in line with our robot’s manipulator, so we only need to focus on controlling our two joints in two dimensional space.</text:span></text:p>
      <text:p text:style-name="P8"/>
      <text:p text:style-name="P5"><text:span text:style-name="T1">Mechanical </text:span>Design</text:p>
      <text:p text:style-name="P22">When initially approaching this problem we first decided to determine which gear types we would like to use for each joint before building anything. The options for gear types being the traditional types of gears and worm gears. Each approach has its own pros and cons. The traditional gears would certainly be easier to setup, and can be chained to create a very powerful gear train without much difficulty. <text:span text:style-name="T10">On the down side, these gears require a constant motor force to stay in a position after it has been moved. For example, if we were to raise the shoulder joint to forty five degrees and cut motor power the shoulder would fall flat on the table. The worm gear is a very simple solution to this particular issue.</text:span></text:p>
      <text:p text:style-name="P23"/>
      <text:p text:style-name="P24">The worm gear consists of a screw gear and a modified traditional gear with ridges that are angled to mesh with the screw. The screw gear is driven which in turn causes the traditional gear to move. Due to this design, the traditional gear cannot cause the screw gear to rotate. This is advantageous in the aforementioned scenario because we can cut motor power at any time and the shoulder joint will remain stationary. While that <text:span text:style-name="T11">scenario alone was compelling enough to make our team consider using the worm gear, there was another less obvious reason as well.</text:span></text:p>
      <text:p text:style-name="P24"/>
      <text:p text:style-name="P31"><text:span text:style-name="T15">Our robot needed to pick up a can and drop it behind itself. This meant that the shoulder joint would have to extend beyond </text:span><text:span text:style-name="T16">90</text:span><text:span text:style-name="T13">°</text:span><text:span text:style-name="T15">. If we were to use the traditional gear train, after we cross the </text:span><text:span text:style-name="T16">90</text:span><text:span text:style-name="T14">°</text:span><text:span text:style-name="T15"> mark we would need to switch the motor direction on the fly just to ensure the shoulder doesn’t end up slamming into the ground. While this is certainly an addressable problem by using a potentiometer or quad encoder, our team felt that designing a code base that has to accommodate this situation could impact our progress.</text:span></text:p>
      <text:p text:style-name="P25"/>
      <text:p text:style-name="P25">For these reasons we concluded that we would use a worm gear for both the shoulder and elbow joints. <text:s/>However, <text:span text:style-name="T12">we didn’t believe a worm gear would have enough torque on its own to lift both the shoulder and elbow. What’s also very ideal about the worm gear though is that the architecture is scalable to include traditional gears while still retaining the benefits of the worm gear. We expanded our gear train by putting a 12-tooth gear on the shaft that is driven by the worm gear. We then paired this 12-tooth with a 60-tooth gear. Since the gear ratio of the worm is 24:1 this gives us 120 times the initial torque of the motor. </text:span></text:p>
      <text:p text:style-name="P25"/>
      <text:p text:style-name="P26"/>
      <text:p text:style-name="P26"/>
      <text:p text:style-name="P26"/>
      <text:p text:style-name="P26"><text:soft-page-break/>With our gear train in place we began to design our shoulder and elbow. Our initial approach for the shoulder took two of the long <text:span text:style-name="T17">right angle steel bars</text:span> and screwed them together. <text:span text:style-name="T17">This gave us more than sufficient length and provided ample mounting options for both our elbow and the touch sensor on the bottom that would act as a failsafe. We successfully constructed and tested our shoulder, and it was able to lift all of the large wheels which we thought would be indicative of the real weight of the elbow and claw.</text:span></text:p>
      <text:p text:style-name="P26"/>
      <text:p text:style-name="P27">Unfortunately while the wheels may have weighed similarly to the elbow and claw, they did not reflect how that weight would actually be distributed in practice. After adding our elbow, which consisted of two thin 1x25 bars attached via spacers, the leverage of that weight was too much for the gear train to handle. <text:span text:style-name="T18">This made up reconsider several aspects of our mechanical architecture and we began to scrutinize each component.</text:span></text:p>
      <text:p text:style-name="P27"/>
      <text:p text:style-name="P28">The first target of our correction effort was our shoulder. While it was a sturdy shoulder, it was realistically much longer than it needed to be, which hurts us with leverage, and weighed a great deal. We redesigned it to mirror the elbow by using the 1x25 bars. This new shoulder was both lighter and shorter, <text:span text:style-name="T19">but even with these improvements testing showed we were still unable to lift both the shoulder and elbow. Our next area of improvement then had to be our gear train.</text:span></text:p>
      <text:p text:style-name="P21"/>
      <text:p text:style-name="P29">We didn’t want to give up the worm gear, but didn’t have that much space on our platform for an expanded traditional gear train. We did identify one easy area of expansion though, and that was to add an additional motor and worm gear. By replacing the 3in shaft that our worm gear drove and had the 12-tooth gear on it with a 12in shaft, we could add an additional motor and worm gear on the other side of our platform without modifying our gear train. <text:span text:style-name="T20">This doubled our input torque and once it was implemented in both the hardware and software it addressed our problem and performed without a hitch. </text:span></text:p>
      <text:p text:style-name="P29"/>
      <text:p text:style-name="P30">With our weight issues solved we began to fine tune our robot so that it could perform as expected. In order to measure the angle of our joints we added quad encoders to each of the joints driven shaft<text:span text:style-name="T21">s</text:span>. <text:span text:style-name="T21">These encoders would reset when their respective touch sensor was tripped. The shoulder’s touch sensor was located on it’s underside where it met the elbow joint. So intuitively this resets to zero when it touches the ground. For the elbow however, we placed the touch on its upper side. The logic for this is that if we were to calibrate this when there are cans in front of us, we couldn’t lay the two joints flat without crushing or moving the cans. So the elbow joint calibrates by folding back onto the shoulder. This means that we measuring angles in opposite directions which is something compensated for in the software.</text:span></text:p>
      <text:p text:style-name="P29"/>
      <text:p text:style-name="P30">TODO: Claw</text:p>
      <text:p text:style-name="P4"/>
      <text:p text:style-name="P4"><text:span text:style-name="T1">Software </text:span>Design</text:p>
      <text:p text:style-name="P4"/>
      <text:p text:style-name="P4"/>
      <text:p text:style-name="P9">Our approach to our robot’s software architecture was based around several states that our robot could be in at any given time. This approach allowed for us to break functionality out into several functions and <text:span text:style-name="T2">make our code </text:span>significantly <text:span text:style-name="T2">more </text:span>readable <text:span text:style-name="T2">while simultaneously making our debugging process simpler. The central part of our code then simply determined which state it was in and updated a state variable to reflect that. Once we know the state, we simply call a router function that then executes the </text:span><text:soft-page-break/><text:span text:style-name="T2">correct function for that state. Our main control flow for determining state can be seen in figure 2 below. </text:span></text:p>
      <text:p text:style-name="P9"/>
      <text:p text:style-name="P10">Something to note in that flowchart is the state counter. During testing in the maze we noticed at several points the robot has a tendency to get stuck. While we made appropriate hardware and software modifications to reduce the probability of this, we still observed it when running in the maze. To counteract this we keep track of how many iterations of our control loop have executed in a row for the same state. <text:span text:style-name="T3">Once the state counter reaches a threshold, which we defined as 30 iterations, it calls an escape function. </text:span></text:p>
      <text:p text:style-name="P10"/>
      <text:p text:style-name="P10"><text:span text:style-name="T3">Escape behaves differently for each state of the robot. For example if we’re stuck in state 2, which means both side sensors our touching the wall, we know there is just too much friction on the wall and not enough torque for the robot to move. In this instance the robot reverses a short distance and then charges ahead at a faster speed than before. This proved to be a highly effective solution to getting stuck in the maze.</text:span> </text:p>
      <text:p text:style-name="P5"><draw:frame draw:style-name="fr1" draw:name="Frame2" text:anchor-type="paragraph" svg:x="1in" svg:y="-0.3in" svg:width="5.0965in" draw:z-index="2"><draw:text-box fo:min-height="9.2819in"><text:p text:style-name="Illustration"><draw:frame draw:style-name="fr3" draw:name="Image2" text:anchor-type="as-char" svg:width="5.0965in" style:rel-width="100%" svg:height="9.2819in" style:rel-height="scale" draw:z-index="3"><draw:image xlink:href="Pictures/100002010000020E000003BE66044F2E544B5972.png" xlink:type="simple" xlink:show="embed" xlink:actuate="onLoad"/></draw:frame><text:line-break/><text:span text:style-name="T2">Figure 2: Main control flow</text:span></text:p></draw:text-box></draw:frame><text:soft-page-break/></text:p>
      <text:p text:style-name="P13"><text:soft-page-break/>Each state has an affiliated function that handles it’s respective behavior. <text:span text:style-name="T4">The behavior for state 1 is modeled in figure 3 below. To be put in state 1 the robot has to not have any front wall contact and at least 1 side wall contact. Knowing this, we can reorient the robot in an optimal way so that it reaches state 2. If the right front sensor is touching we’re angled at the wall and need to soft turn left. Soft turning is when the robot only uses one motor to execute a turn, instead of two in opposite directions. The logic governing the right rear sensor is a little more complicated to add some nice functionality to our robot. After the right rear is tripped the robot will execute a soft right turn until either any sensor but right rear is tripped or it’s local state counter exceeds a threshold. The reasoning here is that this pushes the orientation back against the wall until in state 2, or if it needs to, execute a 180 degree turn. The local state counter here acts as a failsafe in case we end up going in circles and need to reacquire the wall. Figure 1 helps illustrate the robot’s orientation in relation to the wall. </text:span></text:p>
      <text:p text:style-name="P12"/>
      <text:p text:style-name="P12"/>
      <text:p text:style-name="P11"><draw:frame draw:style-name="fr2" draw:name="Frame3" text:anchor-type="paragraph" svg:width="3.6043in" draw:z-index="0"><draw:text-box fo:min-height="6.25in"><text:p text:style-name="Illustration"><draw:frame draw:style-name="fr3" draw:name="Image3" text:anchor-type="as-char" svg:width="3.6043in" style:rel-width="100%" svg:height="6.25in" style:rel-height="scale" draw:z-index="1"><draw:image xlink:href="Pictures/100002010000015A000002581DA6186F42B3F2D5.png" xlink:type="simple" xlink:show="embed" xlink:actuate="onLoad"/></draw:frame><text:span text:style-name="T4">Figure 3: State 1 function (side wall correction)</text:span></text:p></draw:text-box></draw:frame></text:p>
      <text:p text:style-name="P11"/>
      <text:p text:style-name="P14"><text:soft-page-break/>Once we had this architecture in place a great deal of our time was spent optimizing turn times and only adding minor amounts of functionality as we saw fit. Initially the robot would have a difficult time <text:s/>transitioning from state 1 to 2. Side wall correct would overcompensate for the angle to the wall and would cause the robot to be perpetually angled at or away from the wall, but never parallel. We were able to address this by shortening our turn times drastically. A potential concern with this is under correcting, but since we would still be in the same state the robot would just finish the turn in the next iteration. </text:p>
      <text:p text:style-name="P14"/>
      <text:p text:style-name="P14">Optimizing these corrections is crucial for our approach since we are knowingly accepting a penalty by touching the wall. The idea here is that if we can get to state 2 as fast as possible and with the minimum number of corrections we can make up for our loss with our speed in state 2. While we abandoned our high gear ratio approach, we still kept our idea to heart that if we know we are perfectly parallel to the wall, we want to move forward as fast as reasonably possible.</text:p>
      <text:p text:style-name="P14"/>
      <text:p text:style-name="P5">Performance Evaluation</text:p>
      <text:p text:style-name="P14">In our many testing trials we started with minor successes, but eventually reached a point where we could consistently solve the mazes in less than <text:span text:style-name="T5">a minute and a half</text:span>, <text:span text:style-name="T5">not counting penalties</text:span>. Seeing our <text:span text:style-name="T5">capability and limited time remaining before competition day we opted out of adding the ultrasonic sensor. While it would help decrease our number of penalties overall, we opted instead to further optimize our proven configuration.</text:span></text:p>
      <text:p text:style-name="P14"/>
      <text:p text:style-name="P15">On competition day <text:span text:style-name="T7">our robot completed the maze in one minute and eighteen seconds, tying for fourth place. We experienced an anomaly on our first launch which required a restart, so ideally we may have performed even <text:s/>better. Comparing our robot to the other teams, ours may have been the most differing from the common strategies seen. Every other team incorporated ultrasonic sensors to reduce number of contacts. We witnessed several occasions where they exhibited the exact behavior that was the precise reason we didn’t incorporate it into our design – lose of precision. The robot would be attempting <text:s/>to follow a wall, but would not be perfectly parallel and that would lead it to non optimal paths or getting stuck. </text:span></text:p>
      <text:p text:style-name="P15"/>
      <text:p text:style-name="P17">The competition day maze definitely favored right wall following robots vs left wall. There appeared to be an even distribution between the two, and the left wall following teams appear to have suffered for that <text:span text:style-name="T8">reason. Our team had an idea to alleviate this issue, but we didn’t have the amount of sensors required for it. Our idea was to have a mirroring set of sensors on the left side, and use a jumper to set it in left or right wall following mode on competition day. We also thought of the ability to have a jumper increase our max speed if it was present, and then if we messed up the first run we could just unplug it, restart the robot, and run it in “safe” mode. Ultimately we did not execute these ideas, but they would certainly <text:s/>increase the robustness of the robot’s performance. </text:span></text:p>
      <text:p text:style-name="P15"/>
      <text:p text:style-name="P5">Conclusion</text:p>
      <text:p text:style-name="P15">Considering our approach was centrally based around <text:span text:style-name="T6">accruing penalties in favor of speed and determinism, I’m happy with the end result of our robot. The difficulty of this task was a significant step up from previous assignments which made this a really interesting problem to tackle. This assignment also really stressed the amount of tweaking required to achieve optimal performance as expected. The difference in performance between our first run in the maze compared to our last was dramatic, even though the code base stayed mostly the same. I look forward to applying the various skills learned from this assignment to our next.</text:span></text:p>
      <text:p text:style-name="P7"/>
      <text:p text:style-name="P6"><text:soft-page-break/>Appendix</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4-23T12:38:30.821671280</dc:date>
    <meta:editing-duration>PT1H7M56S</meta:editing-duration>
    <meta:editing-cycles>9</meta:editing-cycles>
    <meta:generator>LibreOffice/5.1.6.2$Linux_X86_64 LibreOffice_project/10m0$Build-2</meta:generator>
    <meta:document-statistic meta:table-count="0" meta:image-count="2" meta:object-count="0" meta:page-count="7" meta:paragraph-count="33" meta:word-count="2210" meta:character-count="12453" meta:non-whitespace-character-count="10260"/>
  </office:meta>
</office:document-meta>
</file>